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34B000001B8714A9700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4.373cm" svg:x="0.249cm" svg:y="0.343cm">
          <draw:image xlink:href="Pictures/200000020000034B000001B8714A9700.eps" xlink:type="simple" xlink:show="embed" xlink:actuate="onLoad">
            <text:p/>
          </draw:image>
        </draw:frame>
        <draw:frame draw:style-name="gr2" draw:text-style-name="P2" draw:layer="layout" svg:width="2.166cm" svg:height="0.802cm" svg:x="4.466cm" svg:y="2.916cm">
          <draw:text-box>
            <text:p><text:span text:style-name="T1">نصف جمع کار</text:span></text:p>
          </draw:text-box>
        </draw:frame>
        <draw:frame draw:style-name="gr2" draw:text-style-name="P2" draw:layer="layout" svg:width="2.166cm" svg:height="0.802cm" svg:x="1.46cm" svg:y="2.89cm">
          <draw:text-box>
            <text:p><text:span text:style-name="T1">نصف جمع کار</text:span></text:p>
          </draw:text-box>
        </draw:frame>
        <draw:frame draw:style-name="gr3" draw:layer="layout" svg:width="0.599cm" svg:height="0.529cm" svg:x="0.264cm" svg:y="0.50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595cm" svg:height="0.529cm" svg:x="0.251cm" svg:y="1.0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557cm" svg:height="0.529cm" svg:x="8.163cm" svg:y="0.97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553cm" svg:height="0.529cm" svg:x="8.163cm" svg:y="1.34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659cm" svg:height="0.529cm" svg:x="7.131cm" svg:y="4.18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655cm" svg:height="0.529cm" svg:x="5.776cm" svg:y="4.19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655cm" svg:height="0.529cm" svg:x="2.822cm" svg:y="4.18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655cm" svg:height="0.529cm" svg:x="1.751cm" svg:y="4.199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0T13:29:16</dc:date>
    <dc:creator>kkk </dc:creator>
    <meta:editing-duration>PT8H59M7S</meta:editing-duration>
    <meta:editing-cycles>43</meta:editing-cycles>
    <meta:generator>LibreOffice/3.3$Linux LibreOffice_project/330m19$Build-401</meta:generator>
    <meta:document-statistic meta:object-count="11"/>
  </office:meta>
</office:document-meta>
</file>

<file path=Object 1/content.xml><?xml version="1.0" encoding="utf-8"?>
<math xmlns="http://www.w3.org/1998/Math/MathML">
  <semantics>
    <msub>
      <mi>y</mi>
      <mn>0</mn>
    </msub>
    <annotation encoding="StarMath 5.0">y_0</annotation>
  </semantics>
</math>
</file>

<file path=Object 2/content.xml><?xml version="1.0" encoding="utf-8"?>
<math xmlns="http://www.w3.org/1998/Math/MathML">
  <semantics>
    <msub>
      <mi>y</mi>
      <mn>1</mn>
    </msub>
    <annotation encoding="StarMath 5.0">y_1</annotation>
  </semantics>
</math>
</file>

<file path=Object 3/content.xml><?xml version="1.0" encoding="utf-8"?>
<math xmlns="http://www.w3.org/1998/Math/MathML">
  <semantics>
    <msub>
      <mi>z</mi>
      <mn>0</mn>
    </msub>
    <annotation encoding="StarMath 5.0">z_0</annotation>
  </semantics>
</math>
</file>

<file path=Object 4/content.xml><?xml version="1.0" encoding="utf-8"?>
<math xmlns="http://www.w3.org/1998/Math/MathML">
  <semantics>
    <msub>
      <mi>z</mi>
      <mn>1</mn>
    </msub>
    <annotation encoding="StarMath 5.0">z_1</annotation>
  </semantics>
</math>
</file>

<file path=Object 5/content.xml><?xml version="1.0" encoding="utf-8"?>
<math xmlns="http://www.w3.org/1998/Math/MathML">
  <semantics>
    <msub>
      <mi>m</mi>
      <mn>0</mn>
    </msub>
    <annotation encoding="StarMath 5.0">m_0</annotation>
  </semantics>
</math>
</file>

<file path=Object 6/content.xml><?xml version="1.0" encoding="utf-8"?>
<math xmlns="http://www.w3.org/1998/Math/MathML">
  <semantics>
    <msub>
      <mi>m</mi>
      <mn>1</mn>
    </msub>
    <annotation encoding="StarMath 5.0">m_1</annotation>
  </semantics>
</math>
</file>

<file path=Object 7/content.xml><?xml version="1.0" encoding="utf-8"?>
<math xmlns="http://www.w3.org/1998/Math/MathML">
  <semantics>
    <msub>
      <mi>m</mi>
      <mn>2</mn>
    </msub>
    <annotation encoding="StarMath 5.0">m_2</annotation>
  </semantics>
</math>
</file>

<file path=Object 8/content.xml><?xml version="1.0" encoding="utf-8"?>
<math xmlns="http://www.w3.org/1998/Math/MathML">
  <semantics>
    <msub>
      <mi>m</mi>
      <mn>3</mn>
    </msub>
    <annotation encoding="StarMath 5.0">m_3</annotation>
  </semantics>
</math>
</file>